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95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0b0c0" fo:border="0.06pt solid #000000"/>
    </style:style>
    <style:style style:name="ce3" style:family="table-cell" style:parent-style-name="Default">
      <style:table-cell-properties fo:background-color="#b0f0b0" fo:border="0.06pt solid #000000"/>
    </style:style>
    <style:style style:name="ce4" style:family="table-cell" style:parent-style-name="Default">
      <style:table-cell-properties fo:background-color="#b0b0f0" fo:border="0.06pt solid #000000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99ccff" fo:border="0.06pt solid #000000"/>
    </style:style>
    <style:style style:name="ce8" style:family="table-cell" style:parent-style-name="Default">
      <style:table-cell-properties fo:background-color="#b0f0b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0b0c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b0b0f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b0f0b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0b0c0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b0b0f0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b0f0b0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0f0b0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0f0b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ackground-color="#b0f0b0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4">
      <style:table-cell-properties fo:background-color="#b0f0b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b0f0b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4">
      <style:table-cell-properties fo:background-color="#b0f0b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0b0c0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b0b0f0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0b0c0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0b0c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ackground-color="#f0b0c0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 style:data-style-name="N4">
      <style:table-cell-properties fo:background-color="#f0b0c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0b0c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4">
      <style:table-cell-properties fo:background-color="#f0b0c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0b0f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b0b0f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0b0f0" fo:border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#b0b0f0"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 style:data-style-name="N4">
      <style:table-cell-properties fo:background-color="#b0b0f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 style:data-style-name="N4">
      <style:table-cell-properties fo:background-color="#b0b0f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/>
      <style:paragraph-properties fo:text-align="center" fo:margin-left="0mm"/>
    </style:style>
    <style:style style:name="ce42" style:family="table-cell" style:parent-style-name="Default" style:data-style-name="N4"/>
    <style:style style:name="ce43" style:family="table-cell" style:parent-style-name="Default">
      <style:table-cell-properties fo:background-color="#b0b0f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2" table:default-cell-style-name="ce2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1" office:value-type="string" calcext:value-type="string">
            <text:p>recompensa_nivel_ritmo</text:p>
          </table:table-cell>
          <table:table-cell table:style-name="ce11" office:value-type="string" calcext:value-type="string">
            <text:p>recompensa_nivel_minVal</text:p>
          </table:table-cell>
          <table:table-cell table:style-name="ce11" office:value-type="string" calcext:value-type="string">
            <text:p>recompensa_nivel_maxVal</text:p>
          </table:table-cell>
          <table:table-cell table:style-name="ce11" office:value-type="string" calcext:value-type="string">
            <text:p>motivacion_nivel_ritmo</text:p>
          </table:table-cell>
          <table:table-cell table:style-name="ce11" office:value-type="string" calcext:value-type="string">
            <text:p>motivacion_nivel_minVal</text:p>
          </table:table-cell>
          <table:table-cell table:style-name="ce11" office:value-type="string" calcext:value-type="string">
            <text:p>motivacion_nivel_maxVal</text:p>
          </table:table-cell>
          <table:table-cell table:style-name="ce11" office:value-type="string" calcext:value-type="string">
            <text:p>riesgo_ritmo</text:p>
          </table:table-cell>
          <table:table-cell table:style-name="ce11" office:value-type="string" calcext:value-type="string">
            <text:p>riesgo_minVal</text:p>
          </table:table-cell>
          <table:table-cell table:style-name="ce11" office:value-type="string" calcext:value-type="string">
            <text:p>riesgo_maxVal</text:p>
          </table:table-cell>
          <table:table-cell table:style-name="ce11" office:value-type="string" calcext:value-type="string">
            <text:p>motivacion_puntos_ritmo</text:p>
          </table:table-cell>
          <table:table-cell table:style-name="ce11" office:value-type="string" calcext:value-type="string">
            <text:p>motivacion_puntos_minVal</text:p>
          </table:table-cell>
          <table:table-cell table:style-name="ce11" office:value-type="string" calcext:value-type="string">
            <text:p>motivacion_puntos_maxVal</text:p>
          </table:table-cell>
          <table:table-cell table:style-name="ce11" office:value-type="string" calcext:value-type="string">
            <text:p>recompensa_puntos_ritmo</text:p>
          </table:table-cell>
          <table:table-cell table:style-name="ce11" office:value-type="string" calcext:value-type="string">
            <text:p>recompensa_puntos_minVal</text:p>
          </table:table-cell>
          <table:table-cell table:style-name="ce11" office:value-type="string" calcext:value-type="string">
            <text:p>recompensa_puntos_maxVal</text:p>
          </table:table-cell>
        </table:table-row>
        <table:table-row table:style-name="ro2">
          <table:table-cell table:style-name="ce2" office:value-type="string" calcext:value-type="string">
            <text:p>Saltos 3 CB.js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8.1" calcext:value-type="float">
            <text:p>-8.1</text:p>
          </table:table-cell>
          <table:table-cell table:style-name="ce2" office:value-type="float" office:value="1663.5260128024" calcext:value-type="float">
            <text:p>1663.52601280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8.356790123457" calcext:value-type="float">
            <text:p>228.35679012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00.51913406494" calcext:value-type="float">
            <text:p>-200.5191340649</text:p>
          </table:table-cell>
          <table:table-cell table:style-name="ce2" office:value-type="float" office:value="571.072008547009" calcext:value-type="float">
            <text:p>571.07200854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</table:table-row>
        <table:table-row table:style-name="ro2">
          <table:table-cell table:style-name="ce3" office:value-type="string" calcext:value-type="string">
            <text:p>obstaculos 3 CB.json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92.664285714286" calcext:value-type="float">
            <text:p>-292.6642857143</text:p>
          </table:table-cell>
          <table:table-cell table:style-name="ce3" office:value-type="float" office:value="1140.97742684748" calcext:value-type="float">
            <text:p>1140.9774268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.664285714286" calcext:value-type="float">
            <text:p>292.66428571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18.302454009671" calcext:value-type="float">
            <text:p>-218.3024540097</text:p>
          </table:table-cell>
          <table:table-cell table:style-name="ce3" office:value-type="float" office:value="185.087033906445" calcext:value-type="float">
            <text:p>185.08703390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</table:table-row>
        <table:table-row table:style-name="ro2">
          <table:table-cell table:style-name="ce3" office:value-type="string" calcext:value-type="string">
            <text:p>obstaculos 1 CB.json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30.4248366013072" calcext:value-type="float">
            <text:p>-30.4248366013</text:p>
          </table:table-cell>
          <table:table-cell table:style-name="ce3" office:value-type="float" office:value="1880.49288109341" calcext:value-type="float">
            <text:p>1880.49288109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.4248366013072" calcext:value-type="float">
            <text:p>30.42483660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0.4248366013072" calcext:value-type="float">
            <text:p>-30.4248366013</text:p>
          </table:table-cell>
          <table:table-cell table:style-name="ce3" office:value-type="float" office:value="126.393309407096" calcext:value-type="float">
            <text:p>126.39330940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</table:table-row>
        <table:table-row table:style-name="ro2">
          <table:table-cell table:style-name="ce3" office:value-type="string" calcext:value-type="string">
            <text:p>obstaculos 2 CB.json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.72" calcext:value-type="float">
            <text:p>-2.72</text:p>
          </table:table-cell>
          <table:table-cell table:style-name="ce3" office:value-type="float" office:value="1131.30036535177" calcext:value-type="float">
            <text:p>1131.30036535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.030375499465" calcext:value-type="float">
            <text:p>407.03037549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301.812860426539" calcext:value-type="float">
            <text:p>-301.8128604265</text:p>
          </table:table-cell>
          <table:table-cell table:style-name="ce3" office:value-type="float" office:value="171.177217920179" calcext:value-type="float">
            <text:p>171.17721792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simple 3 CB.js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804.02294815496" calcext:value-type="float">
            <text:p>1804.02294815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92.9296875" calcext:value-type="float">
            <text:p>392.929687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211.241776875681" calcext:value-type="float">
            <text:p>-211.2417768757</text:p>
          </table:table-cell>
          <table:table-cell table:style-name="ce4" office:value-type="float" office:value="78.2413768892974" calcext:value-type="float">
            <text:p>78.24137688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</table:table-row>
        <table:table-row table:style-name="ro2">
          <table:table-cell table:style-name="ce4" office:value-type="string" calcext:value-type="string">
            <text:p>simple 2 CB.js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16.45071657135" calcext:value-type="float">
            <text:p>1916.45071657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56.96428571429" calcext:value-type="float">
            <text:p>1056.96428571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476.061685235437" calcext:value-type="float">
            <text:p>-476.06168523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0" calcext:value-type="float">
            <text:p>430</text:p>
          </table:table-cell>
        </table:table-row>
        <table:table-row table:style-name="ro2">
          <table:table-cell table:style-name="ce2" office:value-type="string" calcext:value-type="string">
            <text:p>Saltos 2 CB.js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47.5" calcext:value-type="float">
            <text:p>-147.5</text:p>
          </table:table-cell>
          <table:table-cell table:style-name="ce2" office:value-type="float" office:value="1917.41496374592" calcext:value-type="float">
            <text:p>1917.414963745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.5" calcext:value-type="float">
            <text:p>147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.4" calcext:value-type="float">
            <text:p>-2.4</text:p>
          </table:table-cell>
          <table:table-cell table:style-name="ce2" office:value-type="float" office:value="132.696768301505" calcext:value-type="float">
            <text:p>132.69676830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3" calcext:value-type="float">
            <text:p>133</text:p>
          </table:table-cell>
        </table:table-row>
        <table:table-row table:style-name="ro2">
          <table:table-cell table:style-name="ce4" office:value-type="string" calcext:value-type="string">
            <text:p>simple 1 CB.jso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50" calcext:value-type="float">
            <text:p>7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.8620689655172" calcext:value-type="float">
            <text:p>25.86206896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</table:table-row>
        <table:table-row table:style-name="ro2">
          <table:table-cell table:style-name="ce2" office:value-type="string" calcext:value-type="string">
            <text:p>Saltos 1 CB.js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3.5079365079365" calcext:value-type="float">
            <text:p>-13.5079365079</text:p>
          </table:table-cell>
          <table:table-cell table:style-name="ce2" office:value-type="float" office:value="1834.27172904752" calcext:value-type="float">
            <text:p>1834.27172904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9.2857142857143" calcext:value-type="float">
            <text:p>89.28571428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8.059699369746" calcext:value-type="float">
            <text:p>888.059699369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0" calcext:value-type="float">
            <text:p>61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/>
          <table:table-cell table:style-name="ce1"/>
          <table:table-cell table:style-name="ce20" office:value-type="string" calcext:value-type="string">
            <text:p>Obstaculos</text:p>
          </table:table-cell>
          <table:table-cell table:style-name="ce27" office:value-type="string" calcext:value-type="string">
            <text:p>Saltos</text:p>
          </table:table-cell>
          <table:table-cell table:style-name="ce28" office:value-type="string" calcext:value-type="string">
            <text:p>Simple</text:p>
          </table:table-cell>
          <table:table-cell/>
          <table:table-cell office:value-type="string" calcext:value-type="string">
            <text:p>Ponderacion</text:p>
          </table:table-cell>
          <table:table-cell/>
          <table:table-cell office:value-type="string" calcext:value-type="string">
            <text:p>Ponderacion simp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compensa_nivel</text:p>
          </table:table-cell>
          <table:table-cell table:style-name="ce12" office:value-type="string" calcext:value-type="string">
            <text:p>ritmo</text:p>
          </table:table-cell>
          <table:table-cell table:style-name="ce21" office:value-type="string" calcext:value-type="string">
            <text:p>3,4,4</text:p>
          </table:table-cell>
          <table:table-cell table:style-name="ce30" office:value-type="string" calcext:value-type="string">
            <text:p>1,1,1</text:p>
          </table:table-cell>
          <table:table-cell table:style-name="ce35" office:value-type="string" calcext:value-type="string">
            <text:p>1,2,3</text:p>
          </table:table-cell>
          <table:table-cell table:formula="of:=([.A15]*100)/[.B34]" office:value-type="float" office:value="27.2527472527473" calcext:value-type="float">
            <text:p>27.2527472527</text:p>
          </table:table-cell>
          <table:table-cell table:style-name="ce42" office:value-type="float" office:value="27" calcext:value-type="float">
            <text:p>27.00</text:p>
          </table:table-cell>
          <table:table-cell/>
          <table:table-cell table:style-name="ce43" table:formula="of:=[.A15]*100/[.E34]" office:value-type="float" office:value="31.8766066838046" calcext:value-type="float">
            <text:p>31.876606683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valMax</text:p>
          </table:table-cell>
          <table:table-cell table:style-name="ce22" table:formula="of:=[.G36]" office:value-type="float" office:value="800" calcext:value-type="float">
            <text:p>800.00</text:p>
          </table:table-cell>
          <table:table-cell table:style-name="ce31" table:formula="of:=[.G41]" office:value-type="float" office:value="1000" calcext:value-type="float">
            <text:p>1,000.00</text:p>
          </table:table-cell>
          <table:table-cell table:style-name="ce38" table:formula="of:=[.G46]" office:value-type="float" office:value="916.666666666667" calcext:value-type="float">
            <text:p>916.67</text:p>
          </table:table-cell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 table:style-name="ce5" office:value-type="float" office:value="0.124" calcext:value-type="float">
            <text:p>0.124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6]" office:value-type="float" office:value="0" calcext:value-type="float">
            <text:p>0.00</text:p>
          </table:table-cell>
          <table:table-cell table:style-name="ce32" table:formula="of:=[.F41]" office:value-type="float" office:value="0" calcext:value-type="float">
            <text:p>0.00</text:p>
          </table:table-cell>
          <table:table-cell table:style-name="ce39" table:formula="of:=[.F46]" office:value-type="float" office:value="0" calcext:value-type="float">
            <text:p>0.00</text:p>
          </table:table-cell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2"/>
          <table:table-cell table:style-name="ce4"/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 office:value-type="string" calcext:value-type="string">
            <text:p>motivacion_nivel</text:p>
          </table:table-cell>
          <table:table-cell table:style-name="ce14" office:value-type="string" calcext:value-type="string">
            <text:p>ritmo</text:p>
          </table:table-cell>
          <table:table-cell table:style-name="ce21" office:value-type="string" calcext:value-type="string">
            <text:p>2,2,3</text:p>
          </table:table-cell>
          <table:table-cell table:style-name="ce30" office:value-type="string" calcext:value-type="string">
            <text:p>1,1,1</text:p>
          </table:table-cell>
          <table:table-cell table:style-name="ce35" office:value-type="string" calcext:value-type="string">
            <text:p>0,0,2</text:p>
          </table:table-cell>
          <table:table-cell table:formula="of:=([.A19]*100)/[.B34]" office:value-type="float" office:value="24.3956043956044" calcext:value-type="float">
            <text:p>24.3956043956</text:p>
          </table:table-cell>
          <table:table-cell table:style-name="ce42" office:value-type="float" office:value="24" calcext:value-type="float">
            <text:p>24.00</text:p>
          </table:table-cell>
          <table:table-cell/>
          <table:table-cell table:style-name="ce43" table:formula="of:=[.A19]*100/[.E34]" office:value-type="float" office:value="28.53470437018" calcext:value-type="float">
            <text:p>28.53470437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valMax</text:p>
          </table:table-cell>
          <table:table-cell table:style-name="ce22" table:formula="of:=[.G37]" office:value-type="float" office:value="1384.25689109755" calcext:value-type="float">
            <text:p>1,384.26</text:p>
          </table:table-cell>
          <table:table-cell table:style-name="ce31" table:formula="of:=[.G42]" office:value-type="float" office:value="1805.07090186528" calcext:value-type="float">
            <text:p>1,805.07</text:p>
          </table:table-cell>
          <table:table-cell table:style-name="ce38" table:formula="of:=[.G47]" office:value-type="float" office:value="1406.82455490877" calcext:value-type="float">
            <text:p>1,406.82</text:p>
          </table:table-cell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 office:value-type="float" office:value="0.111" calcext:value-type="float">
            <text:p>0.111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7]" office:value-type="float" office:value="-70" calcext:value-type="float">
            <text:p>-70.00</text:p>
          </table:table-cell>
          <table:table-cell table:style-name="ce32" table:formula="of:=[.F42]" office:value-type="float" office:value="-56.3693121693122" calcext:value-type="float">
            <text:p>-56.37</text:p>
          </table:table-cell>
          <table:table-cell table:style-name="ce39" table:formula="of:=[.F47]" office:value-type="float" office:value="0" calcext:value-type="float">
            <text:p>0.00</text:p>
          </table:table-cell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2"/>
          <table:table-cell table:style-name="ce4"/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 office:value-type="string" calcext:value-type="string">
            <text:p>riesgo</text:p>
          </table:table-cell>
          <table:table-cell table:style-name="ce14" office:value-type="string" calcext:value-type="string">
            <text:p>ritmo</text:p>
          </table:table-cell>
          <table:table-cell table:style-name="ce21" office:value-type="string" calcext:value-type="string">
            <text:p>4,6,7</text:p>
          </table:table-cell>
          <table:table-cell table:style-name="ce30" office:value-type="string" calcext:value-type="string">
            <text:p>5,5,7</text:p>
          </table:table-cell>
          <table:table-cell table:style-name="ce35" office:value-type="string" calcext:value-type="string">
            <text:p>2,2,2</text:p>
          </table:table-cell>
          <table:table-cell table:formula="of:=([.A23]*100)/[.B34]" office:value-type="float" office:value="20.6593406593407" calcext:value-type="float">
            <text:p>20.6593406593</text:p>
          </table:table-cell>
          <table:table-cell table:style-name="ce42" office:value-type="float" office:value="21" calcext:value-type="float">
            <text:p>21.00</text:p>
          </table:table-cell>
          <table:table-cell/>
          <table:table-cell table:style-name="ce43" table:formula="of:=[.A23]*100/[.E34]" office:value-type="float" office:value="24.1645244215938" calcext:value-type="float">
            <text:p>24.1645244216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Importancia</text:p>
          </table:table-cell>
          <table:table-cell table:style-name="ce1" office:value-type="string" calcext:value-type="string">
            <text:p>valMax</text:p>
          </table:table-cell>
          <table:table-cell table:style-name="ce23" table:formula="of:=[.G38]" office:value-type="float" office:value="243.373165938352" calcext:value-type="float">
            <text:p>243.37</text:p>
          </table:table-cell>
          <table:table-cell table:style-name="ce32" table:formula="of:=[.G43]" office:value-type="float" office:value="155.047501469724" calcext:value-type="float">
            <text:p>155.05</text:p>
          </table:table-cell>
          <table:table-cell table:style-name="ce39" table:formula="of:=[.G48]" office:value-type="float" office:value="491.918680726601" calcext:value-type="float">
            <text:p>491.92</text:p>
          </table:table-cell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 office:value-type="float" office:value="0.094" calcext:value-type="float">
            <text:p>0.094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8]" office:value-type="float" office:value="0" calcext:value-type="float">
            <text:p>0.00</text:p>
          </table:table-cell>
          <table:table-cell table:style-name="ce32" table:formula="of:=[.F43]" office:value-type="float" office:value="0" calcext:value-type="float">
            <text:p>0.00</text:p>
          </table:table-cell>
          <table:table-cell table:style-name="ce39" table:formula="of:=[.F48]" office:value-type="float" office:value="0" calcext:value-type="float">
            <text:p>0.00</text:p>
          </table:table-cell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/>
          <table:table-cell table:style-name="ce1"/>
          <table:table-cell table:style-name="ce20"/>
          <table:table-cell table:style-name="ce27"/>
          <table:table-cell table:style-name="ce28"/>
          <table:table-cell/>
          <table:table-cell table:style-name="ce42"/>
          <table:table-cell/>
          <table:table-cell table:style-name="ce43"/>
          <table:table-cell table:number-columns-repeated="7"/>
        </table:table-row>
        <table:table-row table:style-name="ro2">
          <table:table-cell office:value-type="string" calcext:value-type="string">
            <text:p>motivacion_puntos</text:p>
          </table:table-cell>
          <table:table-cell table:style-name="ce13" office:value-type="string" calcext:value-type="string">
            <text:p>ritmo</text:p>
          </table:table-cell>
          <table:table-cell table:style-name="ce24" office:value-type="string" calcext:value-type="string">
            <text:p>2,2,2</text:p>
          </table:table-cell>
          <table:table-cell table:style-name="ce33" office:value-type="string" calcext:value-type="string">
            <text:p>1,1,3</text:p>
          </table:table-cell>
          <table:table-cell table:style-name="ce36" office:value-type="string" calcext:value-type="string">
            <text:p>0,1,1</text:p>
          </table:table-cell>
          <table:table-cell table:formula="of:=([.A27]*100)/[.B34]" office:value-type="float" office:value="14.5054945054945" calcext:value-type="float">
            <text:p>14.5054945055</text:p>
          </table:table-cell>
          <table:table-cell table:style-name="ce42" office:value-type="float" office:value="15" calcext:value-type="float">
            <text:p>15.00</text:p>
          </table:table-cell>
          <table:table-cell/>
          <table:table-cell table:style-name="ce43"/>
          <table:table-cell table:number-columns-repeated="7"/>
        </table:table-row>
        <table:table-row table:style-name="ro2">
          <table:table-cell office:value-type="string" calcext:value-type="string">
            <text:p>Importancia </text:p>
          </table:table-cell>
          <table:table-cell table:style-name="ce14" office:value-type="string" calcext:value-type="string">
            <text:p>valMax</text:p>
          </table:table-cell>
          <table:table-cell table:style-name="ce25" table:formula="of:=[.G39]" office:value-type="float" office:value="160.885853744573" calcext:value-type="float">
            <text:p>160.89</text:p>
          </table:table-cell>
          <table:table-cell table:style-name="ce34" table:formula="of:=[.G44]" office:value-type="float" office:value="530.609492072753" calcext:value-type="float">
            <text:p>530.61</text:p>
          </table:table-cell>
          <table:table-cell table:style-name="ce40" table:formula="of:=[.G49]" office:value-type="float" office:value="26.0804589630991" calcext:value-type="float">
            <text:p>26.08</text:p>
          </table:table-cell>
          <table:table-cell table:number-columns-repeated="3"/>
          <table:table-cell table:style-name="ce43"/>
          <table:table-cell table:number-columns-repeated="7"/>
        </table:table-row>
        <table:table-row table:style-name="ro2">
          <table:table-cell office:value-type="float" office:value="0.066" calcext:value-type="float">
            <text:p>0.066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39]" office:value-type="float" office:value="-183.513383679173" calcext:value-type="float">
            <text:p>-183.51</text:p>
          </table:table-cell>
          <table:table-cell table:style-name="ce32" table:formula="of:=[.F44]" office:value-type="float" office:value="-67.6397113549799" calcext:value-type="float">
            <text:p>-67.64</text:p>
          </table:table-cell>
          <table:table-cell table:style-name="ce39" table:formula="of:=[.F49]" office:value-type="float" office:value="-229.101154037039" calcext:value-type="float">
            <text:p>-229.10</text:p>
          </table:table-cell>
          <table:table-cell table:number-columns-repeated="3"/>
          <table:table-cell table:style-name="ce43"/>
          <table:table-cell table:number-columns-repeated="7"/>
        </table:table-row>
        <table:table-row table:style-name="ro2">
          <table:table-cell/>
          <table:table-cell table:style-name="ce13"/>
          <table:table-cell table:style-name="ce23"/>
          <table:table-cell table:style-name="ce32"/>
          <table:table-cell table:style-name="ce39"/>
          <table:table-cell table:number-columns-repeated="3"/>
          <table:table-cell table:style-name="ce43"/>
          <table:table-cell table:number-columns-repeated="7"/>
        </table:table-row>
        <table:table-row table:style-name="ro2">
          <table:table-cell office:value-type="string" calcext:value-type="string">
            <text:p>recompensa_puntos</text:p>
          </table:table-cell>
          <table:table-cell table:style-name="ce14" office:value-type="string" calcext:value-type="string">
            <text:p>ritmo</text:p>
          </table:table-cell>
          <table:table-cell table:style-name="ce21" office:value-type="string" calcext:value-type="string">
            <text:p>4,4,6</text:p>
          </table:table-cell>
          <table:table-cell table:style-name="ce30" office:value-type="string" calcext:value-type="string">
            <text:p>2,5,6</text:p>
          </table:table-cell>
          <table:table-cell table:style-name="ce35" office:value-type="string" calcext:value-type="string">
            <text:p>2,2,3</text:p>
          </table:table-cell>
          <table:table-cell table:formula="of:=([.A31]*100)/[.B34]" office:value-type="float" office:value="13.1868131868132" calcext:value-type="float">
            <text:p>13.1868131868</text:p>
          </table:table-cell>
          <table:table-cell table:style-name="ce42" office:value-type="float" office:value="13" calcext:value-type="float">
            <text:p>13.00</text:p>
          </table:table-cell>
          <table:table-cell/>
          <table:table-cell table:style-name="ce43" table:formula="of:=[.A27]*100/[.E34]" office:value-type="float" office:value="16.9665809768638" calcext:value-type="float">
            <text:p>16.96658097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valMax</text:p>
          </table:table-cell>
          <table:table-cell table:style-name="ce22" table:formula="of:=[.G40]" office:value-type="float" office:value="90" calcext:value-type="float">
            <text:p>90.00</text:p>
          </table:table-cell>
          <table:table-cell table:style-name="ce31" table:formula="of:=[.G45]" office:value-type="float" office:value="349.333333333333" calcext:value-type="float">
            <text:p>349.33</text:p>
          </table:table-cell>
          <table:table-cell table:style-name="ce38" table:formula="of:=[.G50]" office:value-type="float" office:value="265" calcext:value-type="float">
            <text:p>265.00</text:p>
          </table:table-cell>
          <table:table-cell table:number-columns-repeated="3"/>
          <table:table-cell table:style-name="ce43"/>
          <table:table-cell table:number-columns-repeated="7"/>
        </table:table-row>
        <table:table-row table:style-name="ro2">
          <table:table-cell office:value-type="float" office:value="0.06" calcext:value-type="float">
            <text:p>0.06</text:p>
          </table:table-cell>
          <table:table-cell table:style-name="ce13" office:value-type="string" calcext:value-type="string">
            <text:p>valMin</text:p>
          </table:table-cell>
          <table:table-cell table:style-name="ce23" table:formula="of:=[.F40]" office:value-type="float" office:value="0" calcext:value-type="float">
            <text:p>0.00</text:p>
          </table:table-cell>
          <table:table-cell table:style-name="ce32" table:formula="of:=[.F45]" office:value-type="float" office:value="0" calcext:value-type="float">
            <text:p>0.00</text:p>
          </table:table-cell>
          <table:table-cell table:style-name="ce39" table:formula="of:=[.F50]" office:value-type="float" office:value="0" calcext:value-type="float">
            <text:p>0.00</text:p>
          </table:table-cell>
          <table:table-cell table:number-columns-repeated="3"/>
          <table:table-cell table:style-name="ce43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/>
          <table:table-cell office:value-type="string" calcext:value-type="string">
            <text:p>Total de importancia</text:p>
          </table:table-cell>
          <table:table-cell table:style-name="ce26" table:number-columns-repeated="3"/>
          <table:table-cell table:formula="of:=SUM([.F13]+[.F17]+[.F21]+[.F25]+[.F29])" office:value-type="float" office:value="100" calcext:value-type="float">
            <text:p>100</text:p>
          </table:table-cell>
          <table:table-cell table:style-name="ce42" table:formula="of:=[.G13]+[.G17]+[.G21]+[.G25]+[.G29]" office:value-type="float" office:value="100" calcext:value-type="float">
            <text:p>100.00</text:p>
          </table:table-cell>
          <table:table-cell table:number-columns-repeated="9"/>
        </table:table-row>
        <table:table-row table:style-name="ro3">
          <table:table-cell table:style-name="ce6" office:value-type="string" calcext:value-type="string">
            <text:p>diccionario de reward propuesto</text:p>
          </table:table-cell>
          <table:table-cell table:formula="of:=[.A15]+[.A19]+[.A23]+[.A27]+[.A31]" office:value-type="float" office:value="0.455" calcext:value-type="float">
            <text:p>0.455</text:p>
          </table:table-cell>
          <table:table-cell table:style-name="ce26" table:number-columns-repeated="2"/>
          <table:table-cell table:formula="of:=[.A15]+[.A19]+[.A23]+[.A31]" office:value-type="float" office:value="0.389" calcext:value-type="float">
            <text:p>0.389</text:p>
          </table:table-cell>
          <table:table-cell table:number-columns-repeated="11"/>
        </table:table-row>
        <table:table-row table:style-name="ro3">
          <table:table-cell table:style-name="ce7" office:value-type="string" calcext:value-type="string">
            <text:p>experiencia de juego</text:p>
          </table:table-cell>
          <table:table-cell table:style-name="ce15" office:value-type="string" calcext:value-type="string">
            <text:p>ruta objetivo</text:p>
          </table:table-cell>
          <table:table-cell table:style-name="ce15" office:value-type="string" calcext:value-type="string">
            <text:p>característica</text:p>
          </table:table-cell>
          <table:table-cell table:style-name="ce15" office:value-type="string" calcext:value-type="string">
            <text:p>ritmo</text:p>
          </table:table-cell>
          <table:table-cell table:style-name="ce41" office:value-type="string" calcext:value-type="string">
            <text:p>variación ritmo</text:p>
          </table:table-cell>
          <table:table-cell table:style-name="ce41" office:value-type="string" calcext:value-type="string">
            <text:p>valor mínimo</text:p>
          </table:table-cell>
          <table:table-cell table:style-name="ce41" office:value-type="string" calcext:value-type="string">
            <text:p>valor máximo</text:p>
          </table:table-cell>
          <table:table-cell table:style-name="ce15" office:value-type="string" calcext:value-type="string">
            <text:p>ponderacion</text:p>
          </table:table-cell>
          <table:table-cell table:style-name="ce15" office:value-type="string" calcext:value-type="string">
            <text:p>alpha</text:p>
          </table:table-cell>
          <table:table-cell table:style-name="ce15" office:value-type="string" calcext:value-type="string">
            <text:p>beta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 table:number-columns-spanned="1" table:number-rows-spanned="5">
            <text:p>Obstaculos</text:p>
          </table:table-cell>
          <table:table-cell table:style-name="ce16" office:value-type="string" calcext:value-type="string" table:number-columns-spanned="1" table:number-rows-spanned="5">
            <text:p>recompensa de nivel máxima</text:p>
          </table:table-cell>
          <table:table-cell table:style-name="ce20" table:formula="of:=[.A13]" office:value-type="string" office:string-value="recompensa_nivel" calcext:value-type="string">
            <text:p>recompensa_nivel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3" table:formula="of:=AVERAGE([.C3];[.C4];[.C5])" office:value-type="float" office:value="0" calcext:value-type="float">
            <text:p>0.00</text:p>
          </table:table-cell>
          <table:table-cell table:style-name="ce23" office:value-type="float" office:value="800" calcext:value-type="float">
            <text:p>800.00</text:p>
          </table:table-cell>
          <table:table-cell table:style-name="ce20" table:formula="of:=[.G13]/100" office:value-type="float" office:value="0.27" calcext:value-type="float">
            <text:p>0.27</text:p>
          </table:table-cell>
          <table:table-cell table:style-name="ce22" office:value-type="float" office:value="0.95" calcext:value-type="float">
            <text:p>0.95</text:p>
          </table:table-cell>
          <table:table-cell table:style-name="ce22" table:formula="of:=1-[.I36]" office:value-type="float" office:value="0.0499999999999999" calcext:value-type="float">
            <text:p>0.05</text:p>
          </table:table-cell>
          <table:table-cell table:number-columns-repeated="6"/>
        </table:table-row>
        <table:table-row table:style-name="ro2">
          <table:covered-table-cell table:number-columns-repeated="2" table:style-name="ce3"/>
          <table:table-cell table:style-name="ce20" table:formula="of:=[.A17]" office:value-type="string" office:string-value="motivacion_nivel" calcext:value-type="string">
            <text:p>motivacion_nivel</text:p>
          </table:table-cell>
          <table:table-cell table:style-name="ce21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-70" calcext:value-type="float">
            <text:p>-70.00</text:p>
          </table:table-cell>
          <table:table-cell table:style-name="ce23" table:formula="of:=AVERAGE([.G3];[.G4];[.G5])" office:value-type="float" office:value="1384.25689109755" calcext:value-type="float">
            <text:p>1,384.26</text:p>
          </table:table-cell>
          <table:table-cell table:style-name="ce20" table:formula="of:=[.G17]/100" office:value-type="float" office:value="0.24" calcext:value-type="float">
            <text:p>0.24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table:formula="of:=1-[.I37]" office:value-type="float" office:value="0.25" calcext:value-type="float">
            <text:p>0.25</text:p>
          </table:table-cell>
          <table:table-cell table:number-columns-repeated="6"/>
        </table:table-row>
        <table:table-row table:style-name="ro2">
          <table:covered-table-cell table:number-columns-repeated="2" table:style-name="ce3"/>
          <table:table-cell table:style-name="ce20" table:formula="of:=[.A21]" office:value-type="string" office:string-value="riesgo" calcext:value-type="string">
            <text:p>riesgo</text:p>
          </table:table-cell>
          <table:table-cell table:style-name="ce21" office:value-type="float" office:value="6" calcext:value-type="float">
            <text:p>6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AVERAGE([.I3];[.I4];[.I5])" office:value-type="float" office:value="0" calcext:value-type="float">
            <text:p>0.00</text:p>
          </table:table-cell>
          <table:table-cell table:style-name="ce23" table:formula="of:=AVERAGE([.J3];[.J4];[.J5])" office:value-type="float" office:value="243.373165938352" calcext:value-type="float">
            <text:p>243.37</text:p>
          </table:table-cell>
          <table:table-cell table:style-name="ce20" table:formula="of:=[.G21]/100" office:value-type="float" office:value="0.21" calcext:value-type="float">
            <text:p>0.21</text:p>
          </table:table-cell>
          <table:table-cell table:style-name="ce22" office:value-type="float" office:value="0.65" calcext:value-type="float">
            <text:p>0.65</text:p>
          </table:table-cell>
          <table:table-cell table:style-name="ce22" table:formula="of:=1-[.I38]" office:value-type="float" office:value="0.35" calcext:value-type="float">
            <text:p>0.35</text:p>
          </table:table-cell>
          <table:table-cell table:number-columns-repeated="6"/>
        </table:table-row>
        <table:table-row table:style-name="ro2">
          <table:covered-table-cell table:number-columns-repeated="2" table:style-name="ce3"/>
          <table:table-cell table:style-name="ce20" table:formula="of:=[.A25]" office:value-type="string" office:string-value="motivacion_puntos" calcext:value-type="string">
            <text:p>motivacion_puntos</text:p>
          </table:table-cell>
          <table:table-cell table:style-name="ce24" office:value-type="float" office:value="2" calcext:value-type="float">
            <text:p>2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3" table:formula="of:=AVERAGE([.L3];[.L4];[.L5])" office:value-type="float" office:value="-183.513383679173" calcext:value-type="float">
            <text:p>-183.51</text:p>
          </table:table-cell>
          <table:table-cell table:style-name="ce25" table:formula="of:=AVERAGE([.M3];[.M4];[.M5])" office:value-type="float" office:value="160.885853744573" calcext:value-type="float">
            <text:p>160.89</text:p>
          </table:table-cell>
          <table:table-cell table:style-name="ce20" table:formula="of:=[.G25]/100" office:value-type="float" office:value="0.15" calcext:value-type="float">
            <text:p>0.15</text:p>
          </table:table-cell>
          <table:table-cell table:style-name="ce22" office:value-type="float" office:value="0.35" calcext:value-type="float">
            <text:p>0.35</text:p>
          </table:table-cell>
          <table:table-cell table:style-name="ce22" table:formula="of:=1-[.I39]" office:value-type="float" office:value="0.65" calcext:value-type="float">
            <text:p>0.65</text:p>
          </table:table-cell>
          <table:table-cell table:number-columns-repeated="6"/>
        </table:table-row>
        <table:table-row table:style-name="ro2">
          <table:covered-table-cell table:number-columns-repeated="2" table:style-name="ce3"/>
          <table:table-cell table:style-name="ce20" table:formula="of:=[.A29]" office:value-type="string" office:string-value="recompensa_puntos" calcext:value-type="string">
            <text:p>recompensa_puntos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23" table:formula="of:=AVERAGE([.O3];[.O4];[.O5])" office:value-type="float" office:value="0" calcext:value-type="float">
            <text:p>0.00</text:p>
          </table:table-cell>
          <table:table-cell table:style-name="ce23" table:formula="of:=AVERAGE([.P3];[.P4];[.P5])" office:value-type="float" office:value="90" calcext:value-type="float">
            <text:p>90.00</text:p>
          </table:table-cell>
          <table:table-cell table:style-name="ce20" table:formula="of:=[.G29]/100" office:value-type="float" office:value="0.13" calcext:value-type="float">
            <text:p>0.13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table:formula="of:=1-[.I40]"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 table:number-columns-spanned="1" table:number-rows-spanned="5">
            <text:p>Saltos</text:p>
          </table:table-cell>
          <table:table-cell table:style-name="ce17" table:formula="of:=[.B36]" office:value-type="string" office:string-value="recompensa de nivel máxima" calcext:value-type="string" table:number-columns-spanned="1" table:number-rows-spanned="5">
            <text:p>recompensa de nivel máxima</text:p>
          </table:table-cell>
          <table:table-cell table:style-name="ce27" table:formula="of:=[.C36]" office:value-type="string" office:string-value="recompensa_nivel" calcext:value-type="string">
            <text:p>recompensa_nivel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32" table:formula="of:=AVERAGE([.C2];[.C8];[.C10])" office:value-type="float" office:value="0" calcext:value-type="float">
            <text:p>0.00</text:p>
          </table:table-cell>
          <table:table-cell table:style-name="ce32" table:formula="of:=AVERAGE([.D2];[.D8];[.D10])" office:value-type="float" office:value="1000" calcext:value-type="float">
            <text:p>1,000.00</text:p>
          </table:table-cell>
          <table:table-cell table:style-name="ce27" table:formula="of:=[.G13]/100" office:value-type="float" office:value="0.27" calcext:value-type="float">
            <text:p>0.27</text:p>
          </table:table-cell>
          <table:table-cell table:style-name="ce31" table:formula="of:=[.I36]" office:value-type="float" office:value="0.95" calcext:value-type="float">
            <text:p>0.95</text:p>
          </table:table-cell>
          <table:table-cell table:style-name="ce31" table:formula="of:=[.J36]" office:value-type="float" office:value="0.0499999999999999" calcext:value-type="float">
            <text:p>0.05</text:p>
          </table:table-cell>
          <table:table-cell table:number-columns-repeated="6"/>
        </table:table-row>
        <table:table-row table:style-name="ro2">
          <table:covered-table-cell table:number-columns-repeated="2" table:style-name="ce2"/>
          <table:table-cell table:style-name="ce27" table:formula="of:=[.C37]" office:value-type="string" office:string-value="motivacion_nivel" calcext:value-type="string">
            <text:p>motivacion_nivel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32" table:formula="of:=AVERAGE([.F10];[.F8];[.F2])" office:value-type="float" office:value="-56.3693121693122" calcext:value-type="float">
            <text:p>-56.37</text:p>
          </table:table-cell>
          <table:table-cell table:style-name="ce32" table:formula="of:=AVERAGE([.G2];[.G8];[.G10])" office:value-type="float" office:value="1805.07090186528" calcext:value-type="float">
            <text:p>1,805.07</text:p>
          </table:table-cell>
          <table:table-cell table:style-name="ce27" table:formula="of:=[.G17]/100" office:value-type="float" office:value="0.24" calcext:value-type="float">
            <text:p>0.24</text:p>
          </table:table-cell>
          <table:table-cell table:style-name="ce31" table:formula="of:=[.I37]" office:value-type="float" office:value="0.75" calcext:value-type="float">
            <text:p>0.75</text:p>
          </table:table-cell>
          <table:table-cell table:style-name="ce31" table:formula="of:=[.J37]" office:value-type="float" office:value="0.25" calcext:value-type="float">
            <text:p>0.25</text:p>
          </table:table-cell>
          <table:table-cell table:number-columns-repeated="6"/>
        </table:table-row>
        <table:table-row table:style-name="ro2">
          <table:covered-table-cell table:number-columns-repeated="2" table:style-name="ce2"/>
          <table:table-cell table:style-name="ce27" table:formula="of:=[.C38]" office:value-type="string" office:string-value="riesgo" calcext:value-type="string">
            <text:p>riesgo</text:p>
          </table:table-cell>
          <table:table-cell table:style-name="ce30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formula="of:=AVERAGE([.I2];[.I8];[.I10])" office:value-type="float" office:value="0" calcext:value-type="float">
            <text:p>0.00</text:p>
          </table:table-cell>
          <table:table-cell table:style-name="ce32" table:formula="of:=AVERAGE([.J2];[.J8];[.J10])" office:value-type="float" office:value="155.047501469724" calcext:value-type="float">
            <text:p>155.05</text:p>
          </table:table-cell>
          <table:table-cell table:style-name="ce27" table:formula="of:=[.G21]/100" office:value-type="float" office:value="0.21" calcext:value-type="float">
            <text:p>0.21</text:p>
          </table:table-cell>
          <table:table-cell table:style-name="ce31" table:formula="of:=[.I38]" office:value-type="float" office:value="0.65" calcext:value-type="float">
            <text:p>0.65</text:p>
          </table:table-cell>
          <table:table-cell table:style-name="ce31" table:formula="of:=[.J38]" office:value-type="float" office:value="0.35" calcext:value-type="float">
            <text:p>0.35</text:p>
          </table:table-cell>
          <table:table-cell table:number-columns-repeated="6"/>
        </table:table-row>
        <table:table-row table:style-name="ro2">
          <table:covered-table-cell table:number-columns-repeated="2" table:style-name="ce2"/>
          <table:table-cell table:style-name="ce27" table:formula="of:=[.C39]" office:value-type="string" office:string-value="motivacion_puntos" calcext:value-type="string">
            <text:p>motivacion_puntos</text:p>
          </table:table-cell>
          <table:table-cell table:style-name="ce33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2" table:formula="of:=AVERAGE([.L2];[.L8];[.L10])" office:value-type="float" office:value="-67.6397113549799" calcext:value-type="float">
            <text:p>-67.64</text:p>
          </table:table-cell>
          <table:table-cell table:style-name="ce34" table:formula="of:=AVERAGE([.M2];[.M8];[.M10])" office:value-type="float" office:value="530.609492072753" calcext:value-type="float">
            <text:p>530.61</text:p>
          </table:table-cell>
          <table:table-cell table:style-name="ce27" table:formula="of:=[.G25]/100" office:value-type="float" office:value="0.15" calcext:value-type="float">
            <text:p>0.15</text:p>
          </table:table-cell>
          <table:table-cell table:style-name="ce31" table:formula="of:=[.I39]" office:value-type="float" office:value="0.35" calcext:value-type="float">
            <text:p>0.35</text:p>
          </table:table-cell>
          <table:table-cell table:style-name="ce31" table:formula="of:=[.J39]" office:value-type="float" office:value="0.65" calcext:value-type="float">
            <text:p>0.65</text:p>
          </table:table-cell>
          <table:table-cell table:number-columns-repeated="6"/>
        </table:table-row>
        <table:table-row table:style-name="ro2">
          <table:covered-table-cell table:number-columns-repeated="2" table:style-name="ce2"/>
          <table:table-cell table:style-name="ce27" table:formula="of:=[.C40]" office:value-type="string" office:string-value="recompensa_puntos" calcext:value-type="string">
            <text:p>recompensa_puntos</text:p>
          </table:table-cell>
          <table:table-cell table:style-name="ce30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32" table:formula="of:=AVERAGE([.O2];[.O8];[.O10];)" office:value-type="float" office:value="0" calcext:value-type="float">
            <text:p>0.00</text:p>
          </table:table-cell>
          <table:table-cell table:style-name="ce32" table:formula="of:=AVERAGE([.P2];[.P8];[.P10])" office:value-type="float" office:value="349.333333333333" calcext:value-type="float">
            <text:p>349.33</text:p>
          </table:table-cell>
          <table:table-cell table:style-name="ce27" table:formula="of:=[.H40]" office:value-type="float" office:value="0.13" calcext:value-type="float">
            <text:p>0.13</text:p>
          </table:table-cell>
          <table:table-cell table:style-name="ce31" table:formula="of:=[.I40]" office:value-type="float" office:value="0.85" calcext:value-type="float">
            <text:p>0.85</text:p>
          </table:table-cell>
          <table:table-cell table:style-name="ce31" table:formula="of:=[.J40]"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5">
            <text:p>Simple</text:p>
          </table:table-cell>
          <table:table-cell table:style-name="ce18" table:formula="of:=[.B36]" office:value-type="string" office:string-value="recompensa de nivel máxima" calcext:value-type="string" table:number-columns-spanned="1" table:number-rows-spanned="5">
            <text:p>recompensa de nivel máxima</text:p>
          </table:table-cell>
          <table:table-cell table:style-name="ce28" table:formula="of:=[.C36]" office:value-type="string" office:string-value="recompensa_nivel" calcext:value-type="string">
            <text:p>recompensa_nivel</text:p>
          </table:table-cell>
          <table:table-cell table:style-name="ce3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9" table:formula="of:=AVERAGE([.C6];[.C7];[.C9])" office:value-type="float" office:value="0" calcext:value-type="float">
            <text:p>0.00</text:p>
          </table:table-cell>
          <table:table-cell table:style-name="ce39" table:formula="of:=AVERAGE([.D6];[.D7];[.D9])" office:value-type="float" office:value="916.666666666667" calcext:value-type="float">
            <text:p>916.67</text:p>
          </table:table-cell>
          <table:table-cell table:style-name="ce38" table:formula="of:=[.I13]/100" office:value-type="float" office:value="0.318766066838046" calcext:value-type="float">
            <text:p>0.32</text:p>
          </table:table-cell>
          <table:table-cell table:style-name="ce38" table:formula="of:=[.I36]" office:value-type="float" office:value="0.95" calcext:value-type="float">
            <text:p>0.95</text:p>
          </table:table-cell>
          <table:table-cell table:style-name="ce38" table:formula="of:=[.J36]" office:value-type="float" office:value="0.0499999999999999" calcext:value-type="float">
            <text:p>0.05</text:p>
          </table:table-cell>
          <table:table-cell table:number-columns-repeated="6"/>
        </table:table-row>
        <table:table-row table:style-name="ro2">
          <table:covered-table-cell table:number-columns-repeated="2" table:style-name="ce4"/>
          <table:table-cell table:style-name="ce28" table:formula="of:=[.C37]" office:value-type="string" office:string-value="motivacion_nivel" calcext:value-type="string">
            <text:p>motivacion_nivel</text:p>
          </table:table-cell>
          <table:table-cell table:style-name="ce35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39" table:formula="of:=AVERAGE([.F6];[.F7];[.F9])" office:value-type="float" office:value="0" calcext:value-type="float">
            <text:p>0.00</text:p>
          </table:table-cell>
          <table:table-cell table:style-name="ce39" table:formula="of:=AVERAGE([.G6];[.G9];[.G7])" office:value-type="float" office:value="1406.82455490877" calcext:value-type="float">
            <text:p>1,406.82</text:p>
          </table:table-cell>
          <table:table-cell table:style-name="ce38" table:formula="of:=[.I17]/100" office:value-type="float" office:value="0.2853470437018" calcext:value-type="float">
            <text:p>0.29</text:p>
          </table:table-cell>
          <table:table-cell table:style-name="ce38" table:formula="of:=[.I37]" office:value-type="float" office:value="0.75" calcext:value-type="float">
            <text:p>0.75</text:p>
          </table:table-cell>
          <table:table-cell table:style-name="ce38" table:formula="of:=[.J37]" office:value-type="float" office:value="0.25" calcext:value-type="float">
            <text:p>0.25</text:p>
          </table:table-cell>
          <table:table-cell table:number-columns-repeated="6"/>
        </table:table-row>
        <table:table-row table:style-name="ro2">
          <table:covered-table-cell table:number-columns-repeated="2" table:style-name="ce4"/>
          <table:table-cell table:style-name="ce28" table:formula="of:=[.C38]" office:value-type="string" office:string-value="riesgo" calcext:value-type="string">
            <text:p>riesgo</text:p>
          </table:table-cell>
          <table:table-cell table:style-name="ce35" office:value-type="float" office:value="2" calcext:value-type="float">
            <text:p>2</text:p>
          </table:table-cell>
          <table:table-cell table:style-name="ce28" office:value-type="float" office:value="0.001" calcext:value-type="float">
            <text:p>0.001</text:p>
          </table:table-cell>
          <table:table-cell table:style-name="ce39" table:formula="of:=AVERAGE([.I6];[.I7];[.I9])" office:value-type="float" office:value="0" calcext:value-type="float">
            <text:p>0.00</text:p>
          </table:table-cell>
          <table:table-cell table:style-name="ce39" table:formula="of:=AVERAGE([.J6];[.J7];[.J9])" office:value-type="float" office:value="491.918680726601" calcext:value-type="float">
            <text:p>491.92</text:p>
          </table:table-cell>
          <table:table-cell table:style-name="ce38" table:formula="of:=[.I21]/100" office:value-type="float" office:value="0.241645244215938" calcext:value-type="float">
            <text:p>0.24</text:p>
          </table:table-cell>
          <table:table-cell table:style-name="ce38" table:formula="of:=[.I38]" office:value-type="float" office:value="0.65" calcext:value-type="float">
            <text:p>0.65</text:p>
          </table:table-cell>
          <table:table-cell table:style-name="ce38" table:formula="of:=[.J38]" office:value-type="float" office:value="0.35" calcext:value-type="float">
            <text:p>0.35</text:p>
          </table:table-cell>
          <table:table-cell table:number-columns-repeated="6"/>
        </table:table-row>
        <table:table-row table:style-name="ro2">
          <table:covered-table-cell table:number-columns-repeated="2" table:style-name="ce4"/>
          <table:table-cell table:style-name="ce28" table:formula="of:=[.C39]" office:value-type="string" office:string-value="motivacion_puntos" calcext:value-type="string">
            <text:p>motivacion_puntos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9" table:formula="of:=AVERAGE([.L6];[.L7];[.L9])" office:value-type="float" office:value="-229.101154037039" calcext:value-type="float">
            <text:p>-229.10</text:p>
          </table:table-cell>
          <table:table-cell table:style-name="ce40" table:formula="of:=AVERAGE([.M6];[.M7];[.M9])" office:value-type="float" office:value="26.0804589630991" calcext:value-type="float">
            <text:p>26.08</text:p>
          </table:table-cell>
          <table:table-cell table:style-name="ce38" table:formula="of:=[.I25]" office:value-type="float" office:value="0" calcext:value-type="float">
            <text:p>0.00</text:p>
          </table:table-cell>
          <table:table-cell table:style-name="ce38" table:formula="of:=[.I39]" office:value-type="float" office:value="0.35" calcext:value-type="float">
            <text:p>0.35</text:p>
          </table:table-cell>
          <table:table-cell table:style-name="ce38" table:formula="of:=[.J39]" office:value-type="float" office:value="0.65" calcext:value-type="float">
            <text:p>0.65</text:p>
          </table:table-cell>
          <table:table-cell table:number-columns-repeated="6"/>
        </table:table-row>
        <table:table-row table:style-name="ro2">
          <table:covered-table-cell table:number-columns-repeated="2" table:style-name="ce4"/>
          <table:table-cell table:style-name="ce28" table:formula="of:=[.C40]" office:value-type="string" office:string-value="recompensa_puntos" calcext:value-type="string">
            <text:p>recompensa_puntos</text:p>
          </table:table-cell>
          <table:table-cell table:style-name="ce35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9" table:formula="of:=AVERAGE([.O6];[.O7];[.O9])" office:value-type="float" office:value="0" calcext:value-type="float">
            <text:p>0.00</text:p>
          </table:table-cell>
          <table:table-cell table:style-name="ce39" table:formula="of:=AVERAGE([.P6];[.P7];[.P9])" office:value-type="float" office:value="265" calcext:value-type="float">
            <text:p>265.00</text:p>
          </table:table-cell>
          <table:table-cell table:style-name="ce38" table:formula="of:=[.I29]/100" office:value-type="float" office:value="0.169665809768638" calcext:value-type="float">
            <text:p>0.17</text:p>
          </table:table-cell>
          <table:table-cell table:style-name="ce38" table:formula="of:=[.I40]" office:value-type="float" office:value="0.85" calcext:value-type="float">
            <text:p>0.85</text:p>
          </table:table-cell>
          <table:table-cell table:style-name="ce38" table:formula="of:=[.J45]" office:value-type="float" office:value="0.15" calcext:value-type="float">
            <text:p>0.15</text:p>
          </table:table-cell>
          <table:table-cell table:number-columns-repeated="6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3">
          <table:table-cell table:style-name="ce6" office:value-type="string" calcext:value-type="string">
            <text:p>Resultados de aplicar métrica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" office:value-type="string" calcext:value-type="string">
            <text:p>Niveles</text:p>
          </table:table-cell>
          <table:table-cell table:style-name="ce1" office:value-type="string" calcext:value-type="string">
            <text:p>obstaculos</text:p>
          </table:table-cell>
          <table:table-cell table:style-name="ce1" office:value-type="string" calcext:value-type="string">
            <text:p>saltos</text:p>
          </table:table-cell>
          <table:table-cell table:style-name="ce1" office:value-type="string" calcext:value-type="string">
            <text:p>simple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obstaculos 1 SB.json</text:p>
          </table:table-cell>
          <table:table-cell table:style-name="ce19" office:value-type="float" office:value="0.652789404261587" calcext:value-type="float">
            <text:p>0.6527894043</text:p>
          </table:table-cell>
          <table:table-cell office:value-type="float" office:value="0.234142922575319" calcext:value-type="float">
            <text:p>0.2341429226</text:p>
          </table:table-cell>
          <table:table-cell table:style-name="ce3" office:value-type="float" office:value="0.289175401204158" calcext:value-type="float">
            <text:p>0.2891754012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obstaculos 2 SB.json</text:p>
          </table:table-cell>
          <table:table-cell table:style-name="ce19" office:value-type="float" office:value="0.840198282208534" calcext:value-type="float">
            <text:p>0.8401982822</text:p>
          </table:table-cell>
          <table:table-cell office:value-type="float" office:value="0.289277450720867" calcext:value-type="float">
            <text:p>0.2892774507</text:p>
          </table:table-cell>
          <table:table-cell table:style-name="ce3" office:value-type="float" office:value="0.228254011700467" calcext:value-type="float">
            <text:p>0.2282540117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obstaculos 3 SB.json</text:p>
          </table:table-cell>
          <table:table-cell table:style-name="ce19" office:value-type="float" office:value="0.869659869320994" calcext:value-type="float">
            <text:p>0.8696598693</text:p>
          </table:table-cell>
          <table:table-cell office:value-type="float" office:value="0.296096450636779" calcext:value-type="float">
            <text:p>0.2960964506</text:p>
          </table:table-cell>
          <table:table-cell table:style-name="ce3" office:value-type="float" office:value="0.21533138212128" calcext:value-type="float">
            <text:p>0.2153313821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altos 1 SB.json</text:p>
          </table:table-cell>
          <table:table-cell table:style-name="ce2" office:value-type="float" office:value="0.447623401893309" calcext:value-type="float">
            <text:p>0.4476234019</text:p>
          </table:table-cell>
          <table:table-cell table:style-name="ce29" office:value-type="float" office:value="0.890058488306006" calcext:value-type="float">
            <text:p>0.8900584883</text:p>
          </table:table-cell>
          <table:table-cell office:value-type="float" office:value="0.425288501532705" calcext:value-type="float">
            <text:p>0.4252885015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altos 2 SB.json</text:p>
          </table:table-cell>
          <table:table-cell table:style-name="ce2" office:value-type="float" office:value="0.3862355394797" calcext:value-type="float">
            <text:p>0.3862355395</text:p>
          </table:table-cell>
          <table:table-cell table:style-name="ce29" office:value-type="float" office:value="0.682821415447022" calcext:value-type="float">
            <text:p>0.6828214154</text:p>
          </table:table-cell>
          <table:table-cell office:value-type="float" office:value="0.575580020115008" calcext:value-type="float">
            <text:p>0.5755800201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altos 3 SB.json</text:p>
          </table:table-cell>
          <table:table-cell table:style-name="ce2" office:value-type="float" office:value="0.438932814655106" calcext:value-type="float">
            <text:p>0.4389328147</text:p>
          </table:table-cell>
          <table:table-cell table:style-name="ce29" office:value-type="float" office:value="0.914285976066175" calcext:value-type="float">
            <text:p>0.9142859761</text:p>
          </table:table-cell>
          <table:table-cell office:value-type="float" office:value="0.455609415222811" calcext:value-type="float">
            <text:p>0.4556094152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mple 1 SB.json</text:p>
          </table:table-cell>
          <table:table-cell table:style-name="ce4" office:value-type="float" office:value="0.163243177454192" calcext:value-type="float">
            <text:p>0.1632431775</text:p>
          </table:table-cell>
          <table:table-cell table:style-name="ce4" office:value-type="float" office:value="0.120387807336289" calcext:value-type="float">
            <text:p>0.1203878073</text:p>
          </table:table-cell>
          <table:table-cell table:style-name="ce37" office:value-type="float" office:value="0.903288695829155" calcext:value-type="float">
            <text:p>0.903288695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mple 2 SB.json</text:p>
          </table:table-cell>
          <table:table-cell table:style-name="ce4" office:value-type="float" office:value="0.459864223127887" calcext:value-type="float">
            <text:p>0.4598642231</text:p>
          </table:table-cell>
          <table:table-cell table:style-name="ce4" office:value-type="float" office:value="0.211434299496613" calcext:value-type="float">
            <text:p>0.2114342995</text:p>
          </table:table-cell>
          <table:table-cell table:style-name="ce37" office:value-type="float" office:value="0.646522554036519" calcext:value-type="float">
            <text:p>0.64652255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mple 3 SB.json</text:p>
          </table:table-cell>
          <table:table-cell table:style-name="ce4" office:value-type="float" office:value="0.30678638145661" calcext:value-type="float">
            <text:p>0.3067863815</text:p>
          </table:table-cell>
          <table:table-cell table:style-name="ce4" office:value-type="float" office:value="0.487614302170405" calcext:value-type="float">
            <text:p>0.4876143022</text:p>
          </table:table-cell>
          <table:table-cell table:style-name="ce37" office:value-type="float" office:value="0.750578739541465" calcext:value-type="float">
            <text:p>0.7505787395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Agregando distancia como una característica de la recompensa en todas las PXP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Se quita un 2% a cada característica original del reward y se le agrega a la distancia. 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 office:value-type="string" calcext:value-type="string">
            <text:p>La ponderacion es beta=1, todas tienen un valor mínimo de 1 y máximo según el promedio en cada experiencia</text:p>
          </table:table-cell>
          <table:table-cell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" office:value-type="string" calcext:value-type="string">
            <text:p>Niveles</text:p>
          </table:table-cell>
          <table:table-cell table:style-name="ce1" office:value-type="string" calcext:value-type="string">
            <text:p>obstaculos</text:p>
          </table:table-cell>
          <table:table-cell table:style-name="ce1" office:value-type="string" calcext:value-type="string">
            <text:p>saltos</text:p>
          </table:table-cell>
          <table:table-cell table:style-name="ce1" office:value-type="string" calcext:value-type="string">
            <text:p>simple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obstaculos 1 CB.json</text:p>
          </table:table-cell>
          <table:table-cell table:style-name="ce19" office:value-type="float" office:value="0.644942930696383" calcext:value-type="float">
            <text:p>0.6449429307</text:p>
          </table:table-cell>
          <table:table-cell office:value-type="float" office:value="0.278162482419485" calcext:value-type="float">
            <text:p>0.2781624824</text:p>
          </table:table-cell>
          <table:table-cell table:style-name="ce3" office:value-type="float" office:value="0.348989768108939" calcext:value-type="float">
            <text:p>0.3489897681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obstaculos 2 CB.json</text:p>
          </table:table-cell>
          <table:table-cell table:style-name="ce19" office:value-type="float" office:value="0.861426891895196" calcext:value-type="float">
            <text:p>0.8614268919</text:p>
          </table:table-cell>
          <table:table-cell office:value-type="float" office:value="0.334444011623369" calcext:value-type="float">
            <text:p>0.3344440116</text:p>
          </table:table-cell>
          <table:table-cell table:style-name="ce3" office:value-type="float" office:value="0.257978952335918" calcext:value-type="float">
            <text:p>0.2579789523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obstaculos 3 CB.json</text:p>
          </table:table-cell>
          <table:table-cell table:style-name="ce19" office:value-type="float" office:value="0.858404851062059" calcext:value-type="float">
            <text:p>0.8584048511</text:p>
          </table:table-cell>
          <table:table-cell office:value-type="float" office:value="0.323176539010343" calcext:value-type="float">
            <text:p>0.323176539</text:p>
          </table:table-cell>
          <table:table-cell table:style-name="ce3" office:value-type="float" office:value="0.237292735500447" calcext:value-type="float">
            <text:p>0.2372927355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altos 1 CB.json</text:p>
          </table:table-cell>
          <table:table-cell table:style-name="ce2" office:value-type="float" office:value="0.486623864559965" calcext:value-type="float">
            <text:p>0.4866238646</text:p>
          </table:table-cell>
          <table:table-cell table:style-name="ce29" office:value-type="float" office:value="0.895581415470863" calcext:value-type="float">
            <text:p>0.8955814155</text:p>
          </table:table-cell>
          <table:table-cell office:value-type="float" office:value="0.448513985433052" calcext:value-type="float">
            <text:p>0.4485139854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altos 2 CB.json</text:p>
          </table:table-cell>
          <table:table-cell table:style-name="ce2" office:value-type="float" office:value="0.416907483673618" calcext:value-type="float">
            <text:p>0.4169074837</text:p>
          </table:table-cell>
          <table:table-cell table:style-name="ce29" office:value-type="float" office:value="0.707157119000996" calcext:value-type="float">
            <text:p>0.707157119</text:p>
          </table:table-cell>
          <table:table-cell office:value-type="float" office:value="0.594762334584765" calcext:value-type="float">
            <text:p>0.5947623346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altos 3 CB.json</text:p>
          </table:table-cell>
          <table:table-cell table:style-name="ce2" office:value-type="float" office:value="0.475010062436018" calcext:value-type="float">
            <text:p>0.4750100624</text:p>
          </table:table-cell>
          <table:table-cell table:style-name="ce29" office:value-type="float" office:value="0.925194933961197" calcext:value-type="float">
            <text:p>0.925194934</text:p>
          </table:table-cell>
          <table:table-cell office:value-type="float" office:value="0.479950041977849" calcext:value-type="float">
            <text:p>0.479950042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mple 1 CB.json</text:p>
          </table:table-cell>
          <table:table-cell table:style-name="ce4" office:value-type="float" office:value="0.178895531095889" calcext:value-type="float">
            <text:p>0.1788955311</text:p>
          </table:table-cell>
          <table:table-cell table:style-name="ce4" office:value-type="float" office:value="0.141422231246026" calcext:value-type="float">
            <text:p>0.1414222312</text:p>
          </table:table-cell>
          <table:table-cell table:style-name="ce37" office:value-type="float" office:value="0.8629425413523" calcext:value-type="float">
            <text:p>0.8629425414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mple 2 CB.json</text:p>
          </table:table-cell>
          <table:table-cell table:style-name="ce4" office:value-type="float" office:value="0.469775731601729" calcext:value-type="float">
            <text:p>0.4697757316</text:p>
          </table:table-cell>
          <table:table-cell table:style-name="ce4" office:value-type="float" office:value="0.246374969417515" calcext:value-type="float">
            <text:p>0.2463749694</text:p>
          </table:table-cell>
          <table:table-cell table:style-name="ce37" office:value-type="float" office:value="0.654970675986767" calcext:value-type="float">
            <text:p>0.65497067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simple 3 CB.json</text:p>
          </table:table-cell>
          <table:table-cell table:style-name="ce4" office:value-type="float" office:value="0.356119575007963" calcext:value-type="float">
            <text:p>0.356119575</text:p>
          </table:table-cell>
          <table:table-cell table:style-name="ce4" office:value-type="float" office:value="0.511664996555223" calcext:value-type="float">
            <text:p>0.5116649966</text:p>
          </table:table-cell>
          <table:table-cell table:style-name="ce37" office:value-type="float" office:value="0.73480381728896" calcext:value-type="float">
            <text:p>0.734803817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1">00/00/0000</text:date>, <text:time style:data-style-name="N2" text:time-value="19:14:09.6469434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17:55:53.425460705</meta:creation-date>
    <dc:date>2021-03-01T23:16:35.400099304</dc:date>
    <meta:editing-duration>PT3H45M20S</meta:editing-duration>
    <meta:editing-cycles>4</meta:editing-cycles>
    <meta:generator>LibreOffice/5.1.6.2$Linux_X86_64 LibreOffice_project/10m0$Build-2</meta:generator>
    <meta:document-statistic meta:table-count="1" meta:cell-count="480" meta:object-count="0"/>
  </office:meta>
</office:document-meta>
</file>